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2.702cm"/>
    </style:style>
    <style:style style:name="Table1.B" style:family="table-column">
      <style:table-column-properties style:column-width="2.798cm"/>
    </style:style>
    <style:style style:name="Table1.C" style:family="table-column">
      <style:table-column-properties style:column-width="3.307cm"/>
    </style:style>
    <style:style style:name="Table1.D" style:family="table-column">
      <style:table-column-properties style:column-width="0.159cm"/>
    </style:style>
    <style:style style:name="Table1.E" style:family="table-column">
      <style:table-column-properties style:column-width="1.334cm"/>
    </style:style>
    <style:style style:name="Table1.F" style:family="table-column">
      <style:table-column-properties style:column-width="2.004cm"/>
    </style:style>
    <style:style style:name="Table1.G" style:family="table-column">
      <style:table-column-properties style:column-width="0.596cm"/>
    </style:style>
    <style:style style:name="Table1.H" style:family="table-column">
      <style:table-column-properties style:column-width="1.709cm"/>
    </style:style>
    <style:style style:name="Table1.I" style:family="table-column">
      <style:table-column-properties style:column-width="2.097cm"/>
    </style:style>
    <style:style style:name="Table1.J" style:family="table-column">
      <style:table-column-properties style:column-width="2.80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E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" style:family="table-row">
      <style:table-row-properties style:min-row-height="0.686cm" fo:keep-together="auto"/>
    </style:style>
    <style:style style:name="Table1.A2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A4" style:family="table-cell">
      <style:table-cell-properties style:vertical-align="middle" fo:background-color="#2a6099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5" style:family="table-row">
      <style:table-row-properties style:min-row-height="0.741cm" fo:keep-together="auto"/>
    </style:style>
    <style:style style:name="Table1.A5" style:family="table-cell">
      <style:table-cell-properties style:vertical-align="middle" fo:background-color="#ffb66c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6" style:family="table-row">
      <style:table-row-properties style:min-row-height="1.274cm" fo:keep-together="auto"/>
    </style:style>
    <style:style style:name="Table1.A7" style:family="table-cell">
      <style:table-cell-properties style:vertical-align="middle" fo:background-color="#e8f2a1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A8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3" style:family="table-row">
      <style:table-row-properties style:min-row-height="0.503cm" fo:keep-together="auto"/>
    </style:style>
    <style:style style:name="Table1.24" style:family="table-row">
      <style:table-row-properties style:min-row-height="0.616cm" fo:keep-together="auto"/>
    </style:style>
    <style:style style:name="Table1.A26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A27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39" style:family="table-row">
      <style:table-row-properties style:min-row-height="0.737cm" fo:keep-together="auto"/>
    </style:style>
    <style:style style:name="Table1.A39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A57" style:family="table-cell">
      <style:table-cell-properties style:vertical-align="middle" fo:background-color="#ffb66c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A80" style:family="table-cell">
      <style:table-cell-properties style:vertical-align="middle" fo:background-color="#ffffff" fo:padding="0.097cm" fo:border-left="0.5pt solid #2a6099" fo:border-right="0.5pt solid #2a6099" fo:border-top="none" fo:border-bottom="0.5pt solid #000000" style:writing-mode="page">
        <style:background-image/>
      </style:table-cell-properties>
    </style:style>
    <style:style style:name="Table1.A81" style:family="table-cell">
      <style:table-cell-properties style:vertical-align="middle"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3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117" style:family="table-row">
      <style:table-row-properties style:min-row-height="0.228cm" fo:keep-together="auto"/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officeooo:rsid="0226143f" officeooo:paragraph-rsid="0226143f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2" fo:font-size="12pt" fo:language="gl" fo:country="ES" fo:font-weight="normal" officeooo:rsid="00b2dcef" style:font-size-asian="12pt" style:font-weight-asian="normal" style:font-name-complex="Calibri1" style:font-size-complex="12pt" style:font-weight-complex="normal"/>
    </style:style>
    <style:style style:name="P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1ee55a" officeooo:paragraph-rsid="021ee5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d2db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22b523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1fe698a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139d7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21ed19f" officeooo:paragraph-rsid="021ed19f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fo:font-weight="bold" officeooo:rsid="021ed19f" officeooo:paragraph-rsid="021ed19f" style:font-weight-asian="bold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style:font-size-asian="11pt" style:font-style-asian="normal" style:font-weight-asian="bold" style:font-name-complex="Calibri1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ee55a" officeooo:paragraph-rsid="021ee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0460e" officeooo:paragraph-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139d7" officeooo:paragraph-rsid="022139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2ce90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21ed19f" officeooo:paragraph-rsid="021ed19f" style:font-weight-asian="bold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222ce90" officeooo:paragraph-rsid="0222ce90"/>
    </style:style>
    <style:style style:name="P28" style:family="paragraph" style:parent-style-name="Standard">
      <style:paragraph-properties fo:margin-top="0cm" fo:margin-bottom="0cm" loext:contextual-spacing="false"/>
      <style:text-properties officeooo:rsid="021d1714" officeooo:paragraph-rsid="021d1714"/>
    </style:style>
    <style:style style:name="P29" style:family="paragraph" style:parent-style-name="Standard">
      <style:paragraph-properties fo:margin-top="0cm" fo:margin-bottom="0cm" loext:contextual-spacing="false"/>
      <style:text-properties officeooo:rsid="021d1714" officeooo:paragraph-rsid="022a247e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139d7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2ce90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56225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8db47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a247e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3005d8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fo:font-weight="bold" officeooo:rsid="021ed19f" officeooo:paragraph-rsid="0222ce90" style:font-weight-asian="bold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language="gl" fo:country="ES" fo:font-weight="bold" officeooo:rsid="02256225" officeooo:paragraph-rsid="02256225" style:font-weight-asian="bold" style:font-weight-complex="bold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fo:font-weight="bold" officeooo:rsid="022acf6f" officeooo:paragraph-rsid="022acf6f" style:font-weight-asian="bold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language="gl" fo:country="ES" officeooo:rsid="02256225" officeooo:paragraph-rsid="02256225"/>
    </style:style>
    <style:style style:name="P40" style:family="paragraph" style:parent-style-name="Standard">
      <style:paragraph-properties fo:margin-top="0cm" fo:margin-bottom="0cm" loext:contextual-spacing="false"/>
      <style:text-properties fo:language="gl" fo:country="ES" officeooo:rsid="0226143f" officeooo:paragraph-rsid="0226143f"/>
    </style:style>
    <style:style style:name="P41" style:family="paragraph" style:parent-style-name="Standard">
      <style:paragraph-properties fo:margin-top="0cm" fo:margin-bottom="0cm" loext:contextual-spacing="false"/>
      <style:text-properties fo:language="gl" fo:country="ES" officeooo:rsid="0227fbdb" officeooo:paragraph-rsid="0227fbdb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1ed19f" officeooo:paragraph-rsid="0222ce90"/>
    </style:style>
    <style:style style:name="P43" style:family="paragraph" style:parent-style-name="Standard">
      <style:paragraph-properties fo:margin-top="0cm" fo:margin-bottom="0cm" loext:contextual-spacing="false"/>
      <style:text-properties fo:language="gl" fo:country="ES" fo:font-weight="normal" officeooo:rsid="022de7eb" officeooo:paragraph-rsid="022de7eb" style:font-weight-asian="normal" style:font-weight-complex="normal"/>
    </style:style>
    <style:style style:name="P44" style:family="paragraph" style:parent-style-name="Standard">
      <style:paragraph-properties fo:margin-top="0cm" fo:margin-bottom="0cm" loext:contextual-spacing="false"/>
      <style:text-properties fo:language="gl" fo:country="ES" fo:font-weight="normal" officeooo:rsid="022f4fc2" officeooo:paragraph-rsid="022f4fc2" style:font-weight-asian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3005d8" officeooo:paragraph-rsid="023005d8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officeooo:rsid="022139d7" officeooo:paragraph-rsid="022139d7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21d1714"/>
    </style:style>
    <style:style style:name="P48" style:family="paragraph" style:parent-style-name="Standard">
      <style:paragraph-properties fo:margin-top="0cm" fo:margin-bottom="0cm" loext:contextual-spacing="false"/>
      <style:text-properties officeooo:paragraph-rsid="02256225"/>
    </style:style>
    <style:style style:name="P49" style:family="paragraph" style:parent-style-name="Standard">
      <style:paragraph-properties fo:margin-top="0cm" fo:margin-bottom="0cm" loext:contextual-spacing="false"/>
      <style:text-properties fo:font-size="10pt" fo:language="gl" fo:country="ES" officeooo:rsid="0226143f" officeooo:paragraph-rsid="0226143f" style:font-size-asian="10pt" style:font-size-complex="10pt"/>
    </style:style>
    <style:style style:name="P50" style:family="paragraph" style:parent-style-name="Standard">
      <style:paragraph-properties fo:margin-top="0cm" fo:margin-bottom="0cm" loext:contextual-spacing="false"/>
      <style:text-properties fo:font-size="10pt" fo:language="gl" fo:country="ES" officeooo:rsid="02256225" officeooo:paragraph-rsid="02256225" style:font-size-asian="10pt" style:font-size-complex="10pt"/>
    </style:style>
    <style:style style:name="P51" style:family="paragraph" style:parent-style-name="Standard">
      <style:paragraph-properties fo:margin-top="0cm" fo:margin-bottom="0cm" loext:contextual-spacing="false"/>
      <style:text-properties officeooo:paragraph-rsid="022a247e"/>
    </style:style>
    <style:style style:name="P52" style:family="paragraph" style:parent-style-name="Standard">
      <style:paragraph-properties fo:margin-top="0cm" fo:margin-bottom="0cm" loext:contextual-spacing="false"/>
      <style:text-properties style:font-name="Courier New" fo:font-size="9pt" officeooo:rsid="021d1714" officeooo:paragraph-rsid="022a247e" style:font-size-asian="9pt" style:font-size-complex="9pt"/>
    </style:style>
    <style:style style:name="P53" style:family="paragraph" style:parent-style-name="Standard">
      <style:paragraph-properties fo:margin-top="0cm" fo:margin-bottom="0cm" loext:contextual-spacing="false"/>
      <style:text-properties officeooo:rsid="022c5afb" officeooo:paragraph-rsid="022c5afb"/>
    </style:style>
    <style:style style:name="P54" style:family="paragraph" style:parent-style-name="Standard">
      <style:paragraph-properties fo:margin-top="0cm" fo:margin-bottom="0cm" loext:contextual-spacing="false"/>
      <style:text-properties fo:font-weight="bold" officeooo:rsid="022f4fc2" officeooo:paragraph-rsid="022f4fc2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8db47" officeooo:paragraph-rsid="0228db47"/>
    </style:style>
    <style:style style:name="P56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56225" officeooo:paragraph-rsid="02256225"/>
    </style:style>
    <style:style style:name="P57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56225" officeooo:paragraph-rsid="02258fa0"/>
    </style:style>
    <style:style style:name="P58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58fa0" officeooo:paragraph-rsid="02258fa0"/>
    </style:style>
    <style:style style:name="P59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6143f" officeooo:paragraph-rsid="0226143f"/>
    </style:style>
    <style:style style:name="P60" style:family="paragraph" style:parent-style-name="Standard" style:list-style-name="L5">
      <style:paragraph-properties fo:margin-top="0cm" fo:margin-bottom="0cm" loext:contextual-spacing="false"/>
      <style:text-properties fo:language="gl" fo:country="ES" fo:font-weight="normal" officeooo:rsid="022de7eb" officeooo:paragraph-rsid="022de7eb" style:font-weight-asian="normal" style:font-weight-complex="normal"/>
    </style:style>
    <style:style style:name="P61" style:family="paragraph" style:parent-style-name="Standard" style:list-style-name="L5">
      <style:paragraph-properties fo:margin-top="0cm" fo:margin-bottom="0cm" loext:contextual-spacing="false"/>
      <style:text-properties fo:language="gl" fo:country="ES" fo:font-weight="normal" officeooo:rsid="022f4fc2" officeooo:paragraph-rsid="022f4fc2" style:font-weight-asian="normal" style:font-weight-complex="normal"/>
    </style:style>
    <style:style style:name="P62" style:family="paragraph" style:parent-style-name="Standard" style:list-style-name="L5">
      <style:paragraph-properties fo:margin-top="0cm" fo:margin-bottom="0cm" loext:contextual-spacing="false"/>
      <style:text-properties fo:language="gl" fo:country="ES" officeooo:rsid="022f4fc2" officeooo:paragraph-rsid="022f4fc2"/>
    </style:style>
    <style:style style:name="P63" style:family="paragraph" style:parent-style-name="Standard" style:list-style-name="L4">
      <style:paragraph-properties fo:margin-top="0cm" fo:margin-bottom="0cm" loext:contextual-spacing="false"/>
      <style:text-properties fo:color="#ff0000" fo:language="gl" fo:country="ES" officeooo:rsid="02256225" officeooo:paragraph-rsid="02258fa0"/>
    </style:style>
    <style:style style:name="P64" style:family="paragraph" style:parent-style-name="Standard" style:list-style-name="L4">
      <style:paragraph-properties fo:margin-top="0cm" fo:margin-bottom="0cm" loext:contextual-spacing="false"/>
      <style:text-properties fo:color="#ff0000" style:font-name="Courier New" fo:language="gl" fo:country="ES" fo:font-weight="bold" officeooo:rsid="0226143f" officeooo:paragraph-rsid="0226143f" style:font-weight-asian="bold" style:font-weight-complex="bold"/>
    </style:style>
    <style:style style:name="P65" style:family="paragraph" style:parent-style-name="Standard" style:list-style-name="L4">
      <style:paragraph-properties fo:margin-top="0cm" fo:margin-bottom="0cm" loext:contextual-spacing="false"/>
      <style:text-properties officeooo:paragraph-rsid="0226143f"/>
    </style:style>
    <style:style style:name="P66" style:family="paragraph" style:parent-style-name="Standard" style:list-style-name="L5">
      <style:paragraph-properties fo:margin-top="0cm" fo:margin-bottom="0cm" loext:contextual-spacing="false"/>
      <style:text-properties style:use-window-font-color="true" officeooo:rsid="022a247e" officeooo:paragraph-rsid="022acf6f"/>
    </style:style>
    <style:style style:name="P67" style:family="paragraph" style:parent-style-name="Standard" style:list-style-name="L5">
      <style:paragraph-properties fo:margin-top="0cm" fo:margin-bottom="0cm" loext:contextual-spacing="false"/>
      <style:text-properties officeooo:rsid="022a247e" officeooo:paragraph-rsid="022acf6f"/>
    </style:style>
    <style:style style:name="P68" style:family="paragraph" style:parent-style-name="Standard" style:list-style-name="L5">
      <style:paragraph-properties fo:margin-top="0cm" fo:margin-bottom="0cm" loext:contextual-spacing="false"/>
      <style:text-properties officeooo:paragraph-rsid="022acf6f"/>
    </style:style>
    <style:style style:name="P69" style:family="paragraph" style:parent-style-name="Standard" style:list-style-name="L5">
      <style:paragraph-properties fo:margin-top="0cm" fo:margin-bottom="0cm" loext:contextual-spacing="false"/>
      <style:text-properties officeooo:paragraph-rsid="022c5afb"/>
    </style:style>
    <style:style style:name="P70" style:family="paragraph" style:parent-style-name="Standard" style:list-style-name="L5">
      <style:paragraph-properties fo:margin-top="0cm" fo:margin-bottom="0cm" loext:contextual-spacing="false"/>
      <style:text-properties officeooo:paragraph-rsid="022f4fc2"/>
    </style:style>
    <style:style style:name="P71" style:family="paragraph" style:parent-style-name="Standard" style:list-style-name="L5">
      <style:paragraph-properties fo:margin-top="0cm" fo:margin-bottom="0cm" loext:contextual-spacing="false"/>
      <style:text-properties officeooo:rsid="022b9c32" officeooo:paragraph-rsid="022b9c32"/>
    </style:style>
    <style:style style:name="P72" style:family="paragraph" style:parent-style-name="Standard" style:list-style-name="L5">
      <style:paragraph-properties fo:margin-top="0cm" fo:margin-bottom="0cm" loext:contextual-spacing="false"/>
      <style:text-properties officeooo:rsid="022c5afb" officeooo:paragraph-rsid="022c5afb"/>
    </style:style>
    <style:style style:name="P73" style:family="paragraph" style:parent-style-name="Standard" style:list-style-name="L5">
      <style:paragraph-properties fo:margin-top="0cm" fo:margin-bottom="0cm" loext:contextual-spacing="false"/>
      <style:text-properties officeooo:rsid="022f4fc2" officeooo:paragraph-rsid="022f4fc2"/>
    </style:style>
    <style:style style:name="P74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rsid="0227fbdb" officeooo:paragraph-rsid="0227fbdb"/>
    </style:style>
    <style:style style:name="P75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rsid="0228db47" officeooo:paragraph-rsid="0228db47"/>
    </style:style>
    <style:style style:name="P76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officeooo:paragraph-rsid="0228db47"/>
    </style:style>
    <style:style style:name="P77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color="#ff0000" style:font-name="Courier New" fo:language="gl" fo:country="ES" fo:font-weight="bold" officeooo:rsid="0228db47" officeooo:paragraph-rsid="0228db47" style:font-weight-asian="bold" style:font-weight-complex="bold"/>
    </style:style>
    <style:style style:name="P78" style:family="paragraph" style:parent-style-name="Standard" style:list-style-name="L4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7fbdb" officeooo:paragraph-rsid="0227fbdb"/>
    </style:style>
    <style:style style:name="P79" style:family="paragraph" style:parent-style-name="Standard" style:list-style-name="L4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56225" officeooo:paragraph-rsid="02256225"/>
    </style:style>
    <style:style style:name="P80" style:family="paragraph" style:parent-style-name="Standard" style:list-style-name="L4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8db47" officeooo:paragraph-rsid="0228db47"/>
    </style:style>
    <style:style style:name="P81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rsid="022f4fc2" officeooo:paragraph-rsid="022f4fc2"/>
    </style:style>
    <style:style style:name="P82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paragraph-rsid="022f4fc2"/>
    </style:style>
    <style:style style:name="P83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officeooo:paragraph-rsid="023005d8"/>
    </style:style>
    <style:style style:name="P84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officeooo:rsid="023005d8" officeooo:paragraph-rsid="023005d8"/>
    </style:style>
    <style:style style:name="P85" style:family="paragraph" style:parent-style-name="Standard" style:list-style-name="L5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fo:font-weight="bold" officeooo:rsid="022f4fc2" officeooo:paragraph-rsid="022f4fc2" style:font-weight-asian="bold" style:font-weight-complex="bold"/>
    </style:style>
    <style:style style:name="P86" style:family="paragraph" style:parent-style-name="Standard" style:list-style-name="L5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23005d8"/>
    </style:style>
    <style:style style:name="P87" style:family="paragraph" style:parent-style-name="Standard" style:list-style-name="L5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9cm" style:auto-text-indent="false" fo:background-color="transparent" style:writing-mode="lr-tb"/>
      <style:text-properties fo:language="gl" fo:country="ES" officeooo:rsid="022f4fc2" officeooo:paragraph-rsid="023005d8"/>
    </style:style>
    <style:style style:name="P88" style:family="paragraph" style:parent-style-name="Standard" style:list-style-name="L5">
      <loext:graphic-properties draw:fill="none"/>
      <style:paragraph-properties fo:margin-left="0.50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139d7" officeooo:paragraph-rsid="023005d8"/>
    </style:style>
    <style:style style:name="P89" style:family="paragraph" style:parent-style-name="Standard" style:list-style-name="L5">
      <loext:graphic-properties draw:fill="none"/>
      <style:paragraph-properties fo:margin-left="0.50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3005d8" officeooo:paragraph-rsid="023005d8"/>
    </style:style>
    <style:style style:name="P90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officeooo:paragraph-rsid="01f1b0aa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1ed19f" officeooo:paragraph-rsid="021ed19f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1ed19f" officeooo:paragraph-rsid="02256225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21ed19f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1f1b0aa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324daa" officeooo:paragraph-rsid="02324daa" style:font-size-asian="11pt" style:font-style-asian="normal" style:font-weight-asian="bold" style:font-name-complex="Calibri1" style:font-size-complex="11pt" style:font-style-complex="normal" style:font-weight-complex="bold" style:text-overline-style="none" style:text-overline-color="font-color"/>
    </style:style>
    <style:style style:name="P96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0460e" officeooo:paragraph-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139d7" officeooo:paragraph-rsid="022139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9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ff0000" fo:font-weight="normal" officeooo:rsid="022139d7" officeooo:paragraph-rsid="022139d7" style:font-weight-asian="normal" style:font-weight-complex="normal"/>
    </style:style>
    <style:style style:name="P100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139d7"/>
    </style:style>
    <style:style style:name="P101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2ce90"/>
    </style:style>
    <style:style style:name="P102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4b753"/>
    </style:style>
    <style:style style:name="P103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officeooo:paragraph-rsid="0222b523"/>
    </style:style>
    <style:style style:name="P10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139d7"/>
    </style:style>
    <style:style style:name="P106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/>
      <style:text-properties officeooo:paragraph-rsid="0220460e"/>
    </style:style>
    <style:style style:name="P107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/>
      <style:text-properties officeooo:paragraph-rsid="0215a0c0"/>
    </style:style>
    <style:style style:name="P108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/>
      <style:text-properties officeooo:paragraph-rsid="022139d7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139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306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24daa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T8" style:family="text">
      <style:text-properties fo:color="#000000" officeooo:rsid="022acf6f"/>
    </style:style>
    <style:style style:name="T9" style:family="text">
      <style:text-properties officeooo:rsid="01928930"/>
    </style:style>
    <style:style style:name="T10" style:family="text">
      <style:text-properties officeooo:rsid="01ebef80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8db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cfc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de7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69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d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ffffff" fo:font-weight="bold" officeooo:rsid="022139d7" style:font-weight-asian="bold" style:font-weight-complex="bold"/>
    </style:style>
    <style:style style:name="T27" style:family="text">
      <style:text-properties fo:language="gl" fo:country="ES" fo:font-weight="bold" officeooo:rsid="021d1714" style:font-weight-asian="bold" style:font-weight-complex="bold"/>
    </style:style>
    <style:style style:name="T28" style:family="text">
      <style:text-properties fo:language="gl" fo:country="ES" fo:font-weight="bold" officeooo:rsid="0222b523" style:font-weight-asian="bold" style:font-weight-complex="bold"/>
    </style:style>
    <style:style style:name="T29" style:family="text">
      <style:text-properties fo:language="gl" fo:country="ES" fo:font-weight="bold" officeooo:rsid="0226143f" style:font-weight-asian="bold" style:font-weight-complex="bold"/>
    </style:style>
    <style:style style:name="T30" style:family="text">
      <style:text-properties fo:language="gl" fo:country="ES" officeooo:rsid="021d1714"/>
    </style:style>
    <style:style style:name="T31" style:family="text">
      <style:text-properties fo:language="gl" fo:country="ES" fo:font-weight="normal" style:font-weight-asian="normal" style:font-weight-complex="normal"/>
    </style:style>
    <style:style style:name="T32" style:family="text">
      <style:text-properties fo:language="gl" fo:country="ES" fo:font-weight="normal" officeooo:rsid="021d1714" style:font-weight-asian="normal" style:font-weight-complex="normal"/>
    </style:style>
    <style:style style:name="T33" style:family="text">
      <style:text-properties fo:language="gl" fo:country="ES" fo:font-weight="normal" officeooo:rsid="02256225" style:font-weight-asian="normal" style:font-weight-complex="normal"/>
    </style:style>
    <style:style style:name="T34" style:family="text">
      <style:text-properties fo:language="gl" fo:country="ES" fo:font-weight="normal" officeooo:rsid="0228db47" style:font-weight-asian="normal" style:font-weight-complex="normal"/>
    </style:style>
    <style:style style:name="T35" style:family="text">
      <style:text-properties fo:language="gl" fo:country="ES" fo:font-weight="normal" officeooo:rsid="022c5afb" style:font-weight-asian="normal" style:font-weight-complex="normal"/>
    </style:style>
    <style:style style:name="T36" style:family="text">
      <style:text-properties fo:language="gl" fo:country="ES" fo:font-weight="normal" officeooo:rsid="022de7eb" style:font-weight-asian="normal" style:font-weight-complex="normal"/>
    </style:style>
    <style:style style:name="T37" style:family="text">
      <style:text-properties fo:language="gl" fo:country="ES" fo:font-weight="normal" officeooo:rsid="022f4fc2" style:font-weight-asian="normal" style:font-weight-complex="normal"/>
    </style:style>
    <style:style style:name="T38" style:family="text">
      <style:text-properties fo:language="gl" fo:country="ES" officeooo:rsid="022139d7"/>
    </style:style>
    <style:style style:name="T39" style:family="text">
      <style:text-properties fo:language="gl" fo:country="ES" officeooo:rsid="0222ce90"/>
    </style:style>
    <style:style style:name="T40" style:family="text">
      <style:text-properties fo:language="gl" fo:country="ES" officeooo:rsid="0222b523"/>
    </style:style>
    <style:style style:name="T41" style:family="text">
      <style:text-properties fo:language="gl" fo:country="ES" officeooo:rsid="0226143f"/>
    </style:style>
    <style:style style:name="T42" style:family="text">
      <style:text-properties fo:language="gl" fo:country="ES" officeooo:rsid="0227fbdb"/>
    </style:style>
    <style:style style:name="T43" style:family="text">
      <style:text-properties fo:language="gl" fo:country="ES" officeooo:rsid="0228db47"/>
    </style:style>
    <style:style style:name="T44" style:family="text">
      <style:text-properties fo:language="gl" fo:country="ES" officeooo:rsid="022f4fc2"/>
    </style:style>
    <style:style style:name="T45" style:family="text">
      <style:text-properties officeooo:rsid="021d1714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222ce90" style:font-weight-asian="bold" style:font-weight-complex="bold"/>
    </style:style>
    <style:style style:name="T48" style:family="text">
      <style:text-properties fo:font-weight="bold" officeooo:rsid="021d1714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21d1714" style:font-weight-asian="normal" style:font-weight-complex="normal"/>
    </style:style>
    <style:style style:name="T51" style:family="text">
      <style:text-properties fo:font-weight="normal" officeooo:rsid="022a247e" style:font-weight-asian="normal" style:font-weight-complex="normal"/>
    </style:style>
    <style:style style:name="T52" style:family="text">
      <style:text-properties officeooo:rsid="0220460e"/>
    </style:style>
    <style:style style:name="T53" style:family="text">
      <style:text-properties officeooo:rsid="022139d7"/>
    </style:style>
    <style:style style:name="T54" style:family="text">
      <style:text-properties officeooo:rsid="0222b523"/>
    </style:style>
    <style:style style:name="T55" style:family="text">
      <style:text-properties fo:color="#ff0000"/>
    </style:style>
    <style:style style:name="T56" style:family="text">
      <style:text-properties fo:color="#ff0000" officeooo:rsid="0226143f"/>
    </style:style>
    <style:style style:name="T57" style:family="text">
      <style:text-properties fo:color="#ff0000" style:font-name="Courier New" fo:font-size="10pt" fo:language="gl" fo:country="ES" fo:font-weight="bold" officeooo:rsid="0227fbdb" style:font-size-asian="10pt" style:font-weight-asian="bold" style:font-size-complex="10pt" style:font-weight-complex="bold"/>
    </style:style>
    <style:style style:name="T58" style:family="text">
      <style:text-properties fo:color="#ff0000" officeooo:rsid="022acf6f"/>
    </style:style>
    <style:style style:name="T59" style:family="text">
      <style:text-properties fo:color="#ff0000" officeooo:rsid="022b9c32"/>
    </style:style>
    <style:style style:name="T60" style:family="text">
      <style:text-properties fo:color="#ff0000" fo:font-weight="bold" officeooo:rsid="02324daa" style:font-weight-asian="bold" style:font-weight-complex="bold"/>
    </style:style>
    <style:style style:name="T61" style:family="text">
      <style:text-properties officeooo:rsid="0222ce90"/>
    </style:style>
    <style:style style:name="T62" style:family="text">
      <style:text-properties officeooo:rsid="0224b753"/>
    </style:style>
    <style:style style:name="T63" style:family="text">
      <style:text-properties officeooo:rsid="02258fa0"/>
    </style:style>
    <style:style style:name="T64" style:family="text">
      <style:text-properties officeooo:rsid="0226143f"/>
    </style:style>
    <style:style style:name="T65" style:family="text">
      <style:text-properties style:use-window-font-color="true"/>
    </style:style>
    <style:style style:name="T66" style:family="text">
      <style:text-properties style:use-window-font-color="true" officeooo:rsid="0226143f"/>
    </style:style>
    <style:style style:name="T67" style:family="text">
      <style:text-properties style:use-window-font-color="true" fo:language="gl" fo:country="ES" fo:font-weight="bold" officeooo:rsid="022f4fc2" style:font-weight-asian="bold" style:font-weight-complex="bold"/>
    </style:style>
    <style:style style:name="T68" style:family="text">
      <style:text-properties style:use-window-font-color="true" fo:language="gl" fo:country="ES" fo:font-weight="bold" officeooo:rsid="023005d8" style:font-weight-asian="bold" style:font-weight-complex="bold"/>
    </style:style>
    <style:style style:name="T69" style:family="text">
      <style:text-properties officeooo:rsid="0228db47"/>
    </style:style>
    <style:style style:name="T70" style:family="text">
      <style:text-properties officeooo:rsid="022a247e"/>
    </style:style>
    <style:style style:name="T71" style:family="text">
      <style:text-properties officeooo:rsid="022acf6f"/>
    </style:style>
    <style:style style:name="T72" style:family="text">
      <style:text-properties officeooo:rsid="022c5afb"/>
    </style:style>
    <style:style style:name="T73" style:family="text">
      <style:text-properties officeooo:rsid="022de7eb"/>
    </style:style>
    <style:style style:name="T74" style:family="text">
      <style:text-properties officeooo:rsid="022f4fc2"/>
    </style:style>
    <style:style style:name="T75" style:family="text">
      <style:text-properties fo:color="#c9211e"/>
    </style:style>
    <style:style style:name="T76" style:family="text">
      <style:text-properties officeooo:rsid="023005d8"/>
    </style:style>
    <style:style style:name="T77" style:family="text">
      <style:text-properties officeooo:rsid="0230d420"/>
    </style:style>
    <style:style style:name="T78" style:family="text">
      <style:text-properties officeooo:rsid="02324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tracked-changes text:track-changes="false">
        <text:changed-region xml:id="ct93895661874288" text:id="ct93895661874288">
          <text:insertion>
            <office:change-info>
              <dc:creator>belay </dc:creator>
              <dc:date>2022-10-12T10:10:4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6"><text:span text:style-name="T12">PRÁCTICA</text:span><text:span text:style-name="T13"> MME – </text:span><text:span text:style-name="T12">UD0</text:span><text:span text:style-name="T25">2</text:span><text:span text:style-name="T12">-</text:span><text:span text:style-name="T19">0</text:span><text:span text:style-name="T25">1</text:span><text:span text:style-name="T20"> - </text:span><text:span text:style-name="T25">Conceptos</text:span><text:span text:style-name="T18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6">NÚMERO </text:p>
          </table:table-cell>
          <table:table-cell table:style-name="IntegrantesGrupo.B2" office:value-type="string">
            <text:p text:style-name="P15">DATA</text:p>
          </table:table-cell>
          <table:table-cell table:style-name="IntegrantesGrupo.C2" office:value-type="string">
            <text:p text:style-name="P14">Apelidos, Nome. <text:s text:c="31"/><text:span text:style-name="T10">Sinatura</text:span></text:p>
          </table:table-cell>
        </table:table-row>
        <table:table-row table:style-name="TableLine93895661498080">
          <table:table-cell table:style-name="IntegrantesGrupo.A3" office:value-type="string">
            <text:p text:style-name="P4"/>
          </table:table-cell>
          <table:table-cell table:style-name="IntegrantesGrupo.B3" office:value-type="string">
            <text:p text:style-name="P4"><text:s/></text:p>
          </table:table-cell>
          <table:table-cell table:style-name="IntegrantesGrupo.C3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4" office:value-type="string">
            <text:p text:style-name="P17"><text:span text:style-name="T9">M</text:span>aterial preciso:</text:p>
            <text:list xml:id="list2238467966" text:style-name="L1">
              <text:list-item>
                <text:p text:style-name="P104"><text:span text:style-name="T6">Material da aula virtual</text:span><text:span text:style-name="T7"> </text:span></text:p>
              </text:list-item>
              <text:list-item>
                <text:p text:style-name="P94"><text:s/></text:p>
              </text:list-item>
            </text:list>
          </table:table-cell>
          <table:covered-table-cell/>
          <table:covered-table-cell/>
          <table:covered-table-cell/>
          <table:table-cell table:style-name="Table1.E1" table:number-columns-spanned="6" office:value-type="string">
            <text:p text:style-name="P95">Conceptos a traballar. </text:p>
            <text:list xml:id="list173417804136704" text:continue-numbering="true" text:style-name="L1">
              <text:list-item>
                <text:p text:style-name="P91">ascii</text:p>
              </text:list-item>
              <text:list-item>
                <text:p text:style-name="P92">echo</text:p>
              </text:list-item>
              <text:list-item>
                <text:p text:style-name="P91">printf</text:p>
              </text:list-item>
              <text:list-item>
                <text:p text:style-name="P93">cowsay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0" office:value-type="string">
            <text:p text:style-name="P105"><text:span text:style-name="T60">Os riscos laborais</text:span><text:span text:style-name="T2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23">Para realizar cada tarefa é preciso instalar a ferramenta asciinema que nos permite rexistrar todos pasos que realizamos no terminal. <text:span text:style-name="T62">Realiza os seguintes pasos no terminal: </text:span></text:p>
            <text:list xml:id="list1026017179" text:style-name="L2">
              <text:list-item>
                <text:p text:style-name="P99">sudo apt install asccinema</text:p>
              </text:list-item>
              <text:list-item>
                <text:p text:style-name="P98"><text:span text:style-name="T55">asccinema rec <text:s/></text:span><text:s/>#permite grabar a sesion</text:p>
              </text:list-item>
              <text:list-item>
                <text:p text:style-name="P98"><text:span text:style-name="T55">control + d </text:span><text:s text:c="8"/>#finaliza a grabacion </text:p>
              </text:list-item>
              <text:list-item>
                <text:p text:style-name="P98"><text:span text:style-name="T55">pulsa enter </text:span><text:s text:c="7"/>#sube a sesión a internet para que poida ser compartida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table:number-columns-spanned="10" office:value-type="string">
            <text:p text:style-name="P13">A) <text:span text:style-name="T77">Posto de traballo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0" office:value-type="string">
            <text:p text:style-name="P30">Recorda rexistrar esta tarefa con <text:span text:style-name="T46">ass</text:span><text:span text:style-name="T47">c</text:span><text:span text:style-name="T46">inema</text:span>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10" office:value-type="string">
            <text:p text:style-name="P42">Temos que instalar a ferramenta para elo empregaremos apt get install dende a consola </text:p>
            <text:p text:style-name="P36">sudo apt instal ascii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7" table:number-columns-spanned="10" office:value-type="string">
            <text:p text:style-name="P12">Agora veremos como obter información de cada un dos caracteres. A ferramenta ascii permítenos obter información sobre cada un dos caráctares. <text:s/>Por exemplo para o carácter “a” o seu uso sería no terminal da seguinte maneira: </text:p>
            <text:p text:style-name="P25">ascii a</text:p>
            <text:p text:style-name="P46">Recorda de consultar o manual para comprender todas as alternativ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3809546788" text:style-name="L3">
              <text:list-item>
                <text:p text:style-name="P100">Como mostrarás a lista ascii en formato binario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0"><text:s/>ascii -<text:span text:style-name="T53">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73418638418097" text:continue-numbering="true" text:style-name="L3">
              <text:list-item>
                <text:p text:style-name="P101">Como mostrarás a lista ascii en formato hexadecimal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1"><text:s/>ascii -<text:span text:style-name="T54">x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73417761334394" text:continue-numbering="true" text:style-name="L3">
              <text:list-item>
                <text:p text:style-name="P102">Como mostrarás a lista ascii en octal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1"><text:s/>ascii -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73418131432335" text:continue-numbering="true" text:style-name="L3">
              <text:list-item>
                <text:p text:style-name="P102">Como mostrarás a lista ascii en decimal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0"><text:s/>ascii -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73418412249599" text:continue-numbering="true" text:style-name="L3">
              <text:list-item>
                <text:p text:style-name="P102">Como mostrarás a lista ascii en táboa cos valores decimais e hexadecimais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9">ascii -<text:span text:style-name="T54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73419611770174" text:continue-numbering="true" text:style-name="L3">
              <text:list-item>
                <text:p text:style-name="P103"><text:span text:style-name="T38">Como mostrarás <text:s/></text:span><text:span text:style-name="T40">para o carácter </text:span><text:span text:style-name="T28">b</text:span><text:span text:style-name="T40"> todos os valores en decimal, octal, binario e hexadecimal. </text:span><text:span text:style-name="T38">(escribe o comando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0">ascii -s <text:span text:style-name="T54">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73418329143986" text:continue-numbering="true" text:style-name="L3">
              <text:list-item>
                <text:p text:style-name="P103"><text:span text:style-name="T38">Como mostrarás <text:s/></text:span><text:span text:style-name="T39">os valores ascii para a palabra “ola” </text:span><text:span text:style-name="T40"><text:s/></text:span><text:span text:style-name="T39">en di </text:span><text:span text:style-name="T40">decimal, octal, binario e hexadecimal. </text:span><text:span text:style-name="T38">(escribe o comando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9">ascii -s <text:span text:style-name="T54">ola</text:span></text:p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" table:number-columns-spanned="10" office:value-type="string">
            <text:p text:style-name="P31">Recorda <text:span text:style-name="T61">finalizar a gravación </text:span>con <text:span text:style-name="T46">ass</text:span><text:span text:style-name="T47">c</text:span><text:span text:style-name="T46">inema</text:span>. <text:span text:style-name="T70">URL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3">
          <table:table-cell table:style-name="Table1.A4" table:number-columns-spanned="10" office:value-type="string">
            <text:p text:style-name="P27"><text:span text:style-name="T20">B</text:span><text:span text:style-name="T11">) O comando ech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7" table:number-columns-spanned="10" office:value-type="string">
            <text:p text:style-name="P48"><text:span text:style-name="T33">Para ver ao completo as opcións do comando busca no manual. </text:span><text:span text:style-name="T34">O resumo do seu</text:span><text:span text:style-name="T33"> uso é:</text:span></text:p>
            <text:p text:style-name="P37">echo [option(s)] [string(s)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5" table:number-columns-spanned="10" office:value-type="string">
            <text:p text:style-name="P32">Recorda rexistrar esta tarefa con <text:span text:style-name="T46">ass</text:span><text:span text:style-name="T47">c</text:span><text:span text:style-name="T46">inem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73738577" text:style-name="L4">
              <text:list-item>
                <text:p text:style-name="P56">Realiza unha proba do comando <text:span text:style-name="T46">echo </text:span><text:span text:style-name="T49">co teu nome e apelido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39"><text:s/>echo pablo bel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053304878" text:continue-numbering="true" text:style-name="L4">
              <text:list-item>
                <text:p text:style-name="P56">Revisa no manual que diferencia existe en empregar a opción -e e -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39">A opción -e permítenos a interpretación de caráctares “especiais” e coa -E desactivase e realiza o comportamento por defecto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9060186531" text:continue-numbering="true" text:style-name="L4">
              <text:list-item>
                <text:p text:style-name="P56">Executa e explica o que acontece. <text:span text:style-name="T55">echo -e "adeus\b rios\b adeus\b fontes\b "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73417842682880" text:continue-numbering="true" text:style-name="L4">
              <text:list-header>
                <text:p text:style-name="P58">Neste caso eliminase o caracter contiguo ao \b. Porque o \b é o caracter de “backspace”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9466544672" text:continue-numbering="true" text:style-name="L4">
              <text:list-item>
                <text:p text:style-name="P57"><text:s text:c="3"/>Executa o seguinte comando e explica o que acontece. </text:p>
                <text:p text:style-name="P63">echo -<text:span text:style-name="T63">E</text:span> "adeus\b rios\b adeus\b fontes\b "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73417593076614" text:continue-numbering="true" text:style-name="L4">
              <text:list-header>
                <text:p text:style-name="P58">Neste caso non se <text:s/>elimina o caracter contiguo ao \b, porque <text:s/>coa opción -E están desactivados os valores especiais. 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688436334" text:continue-numbering="true" text:style-name="L4">
              <text:list-item>
                <text:p text:style-name="P58">Que fai o \b , como se chama ese caracter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73418056611730" text:continue-numbering="true" text:style-name="L4">
              <text:list-header>
                <text:p text:style-name="P58">O \b borra o último caracter e isto debese <text:s/>porque é o caracter “backspace. 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7862554035" text:continue-numbering="true" text:style-name="L4">
              <text:list-item>
                <text:p text:style-name="P58">Realiza nunha liña co comando echo o teu nome e apelidos que inclúa os seguintes caráctares especiais de nova liña e <text:span text:style-name="T64">tabulador horizontal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73419215409399" text:continue-numbering="true" text:style-name="L4">
              <text:list-header>
                <text:p text:style-name="P56">echo -e "Eu son\n Pablo\t Belay\t Fernandez\t"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9219326311" text:continue-numbering="true" text:style-name="L4">
              <text:list-item>
                <text:p text:style-name="P65"><text:span text:style-name="T41">Co comando ascii obtén o valor en hexadecimal de </text:span><text:span text:style-name="T29">nl</text:span><text:span text:style-name="T41"> (new line), responde nos espazos: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9">
          <table:table-cell table:style-name="Table1.A39" office:value-type="string">
            <text:p text:style-name="P40">Comando=&gt;</text:p>
          </table:table-cell>
          <table:table-cell table:style-name="Table1.A27" table:number-columns-spanned="9" office:value-type="string">
            <text:p text:style-name="P2">ascii nl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9" office:value-type="string">
            <text:p text:style-name="P49">Decimal =&gt;</text:p>
          </table:table-cell>
          <table:table-cell table:style-name="Table1.A39" office:value-type="string">
            <text:p text:style-name="P49">010</text:p>
          </table:table-cell>
          <table:table-cell table:style-name="Table1.A39" office:value-type="string">
            <text:p text:style-name="P49">Hexadecimal=&gt;</text:p>
          </table:table-cell>
          <table:table-cell table:style-name="Table1.A39" table:number-columns-spanned="2" office:value-type="string">
            <text:p text:style-name="P49">0a</text:p>
          </table:table-cell>
          <table:covered-table-cell/>
          <table:table-cell table:style-name="Table1.A39" office:value-type="string">
            <text:p text:style-name="P49">Octal=&gt;</text:p>
          </table:table-cell>
          <table:table-cell table:style-name="Table1.A39" table:number-columns-spanned="2" office:value-type="string">
            <text:p text:style-name="P49">012</text:p>
          </table:table-cell>
          <table:covered-table-cell/>
          <table:table-cell table:style-name="Table1.A39" office:value-type="string">
            <text:p text:style-name="P49">Binario=&gt;</text:p>
          </table:table-cell>
          <table:table-cell table:style-name="Table1.A27" office:value-type="string">
            <text:p text:style-name="P50">00001010</text:p>
          </table:table-cell>
        </table:table-row>
        <table:table-row table:style-name="Table1.24">
          <table:table-cell table:style-name="Table1.A26" table:number-columns-spanned="10" office:value-type="string">
            <text:list xml:id="list173418892782860" text:continue-numbering="true" text:style-name="L4">
              <text:list-item>
                <text:p text:style-name="P59">Explica o que acontece na seguinte liña e probao no terminal..</text:p>
                <text:p text:style-name="P64">echo -e "ola \x0aalumno"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73418953252391" text:continue-numbering="true" text:style-name="L4">
              <text:list-header>
                <text:p text:style-name="P56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9211827501" text:continue-numbering="true" text:style-name="L4">
              <text:list-item>
                <text:p text:style-name="P65"><text:span text:style-name="T41">Como farías para realizar o mesmo que na liña <text:s/>anterior pero </text:span><text:span text:style-name="T43">usando</text:span><text:span text:style-name="T41"> os valores en octal?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41">echo -e "ola \0012alumno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498458762" text:continue-numbering="true" text:style-name="L4">
              <text:list-item>
                <text:p text:style-name="P74">Se desexamos que soe o timbre que teriamos que escribir?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73418143526303" text:continue-numbering="true" text:style-name="L4">
              <text:list-header>
                <text:p text:style-name="P74">echo -e "\a"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348448248" text:continue-numbering="true" text:style-name="L4">
              <text:list-item>
                <text:p text:style-name="P74">Se executas a seguinte liña: <text:span text:style-name="T56">echo * </text:span><text:span text:style-name="T66">, </text:span><text:span text:style-name="T65">que acontece? Fai algo semellante a algún comando 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73417764253335" text:continue-numbering="true" text:style-name="L4">
              <text:list-header>
                <text:p text:style-name="P78">Realiza un listado dos ficheiros no directorio de maneira semellante ao comando ls 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9357371794" text:continue-numbering="true" text:style-name="L4">
              <text:list-item>
                <text:p text:style-name="P76"><text:span text:style-name="T42">Executa </text:span><text:span text:style-name="T43">e</text:span><text:span text:style-name="T42"> <text:s/>explica </text:span><text:span text:style-name="T43">este comando: </text:span><text:span text:style-name="T57">echo -e "\vSMR \vIES \vAnton \vLosada \vDieguez \v$(date)"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73417609213315" text:continue-numbering="true" text:style-name="L4">
              <text:list-header>
                <text:p text:style-name="P79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725916486" text:continue-numbering="true" text:style-name="L4">
              <text:list-item>
                <text:p text:style-name="P75">Como farías para incluír unha barra invertida empregando o comando echo <text:s/>e que mostre esta saida no terminal <text:span text:style-name="T55">\ola\ </text:span><text:s/>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73417631017771" text:continue-numbering="true" text:style-name="L4">
              <text:list-header>
                <text:p text:style-name="P79">echo -e "\\<text:span text:style-name="T69">ola\\</text:span>"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129346983" text:continue-numbering="true" text:style-name="L4">
              <text:list-item>
                <text:p text:style-name="P75">Explica que acontece cando execute a seguinte liña? </text:p>
                <text:p text:style-name="P77">echo -e "\u2622"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list xml:id="list173418109747893" text:continue-numbering="true" text:style-name="L4">
              <text:list-header>
                <text:p text:style-name="P80">Está executando o caracter unicode correspondente ao código indicado.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7890218495" text:continue-numbering="true" text:style-name="L4">
              <text:list-item>
                <text:p text:style-name="P75">Explica que acontece cando execute a seguinte liña? echo -e "\0127"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55">O comando echo está a executar o valor en octal da W (maíscula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57" table:number-columns-spanned="7" office:value-type="string">
            <text:p text:style-name="P33">Recorda <text:span text:style-name="T61">finalizar a gra</text:span><text:span text:style-name="T69">v</text:span><text:span text:style-name="T61">ación </text:span>con <text:span text:style-name="T46">ass</text:span><text:span text:style-name="T47">c</text:span><text:span text:style-name="T46">inema</text:span>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38">URL:</text:p>
          </table:table-cell>
          <table:covered-table-cell/>
          <table:covered-table-cell/>
        </table:table-row>
        <text:soft-page-break/>
        <table:table-row table:style-name="Table1.24">
          <table:table-cell table:style-name="Table1.A4" table:number-columns-spanned="10" office:value-type="string">
            <text:p text:style-name="P24"><text:span text:style-name="T15"><text:s/></text:span><text:span text:style-name="T21">C</text:span><text:span text:style-name="T16">) </text:span><text:span text:style-name="T17"><text:s/></text:span><text:span text:style-name="T21">O comando printf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7" table:number-columns-spanned="10" office:value-type="string">
            <text:p text:style-name="P51"><text:span text:style-name="T70">O</text:span><text:span text:style-name="T45"> </text:span><text:span text:style-name="T48">printf <text:s/></text:span><text:span text:style-name="T51">permítemos mostrar por pantalla diferentes valores de maneira semellante a echo. O que temos que ter en conta e que nos permite configurar diferentes máscaras en funcion do valor a amosar. </text:span><text:span text:style-name="T50"><text:s/></text:span><text:span text:style-name="T51">As máscaras son: </text:span></text:p>
            <text:p text:style-name="P52">%d or %i <text:s/>a signed decimal integer</text:p>
            <text:p text:style-name="P52">%u <text:s text:c="7"/>an unsigned decimal integer</text:p>
            <text:p text:style-name="P52">%f <text:s text:c="7"/>a decimal floating point number</text:p>
            <text:p text:style-name="P52">%e <text:s text:c="7"/>a scientific notation number</text:p>
            <text:p text:style-name="P52">%g <text:s text:c="7"/>will let printf use %e or %f, whichever is shorter</text:p>
            <text:p text:style-name="P52">%c <text:s text:c="7"/>a single character</text:p>
            <text:p text:style-name="P52">%s <text:s text:c="7"/>a string of characters</text:p>
            <text:p text:style-name="P52">%% <text:s text:c="7"/>a literal '%'</text:p>
            <text:p text:style-name="P29"><text:span text:style-name="T49"><text:s/></text:span><text:span text:style-name="T51">Podes ampliar información de printf no manual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5" table:number-columns-spanned="10" office:value-type="string">
            <text:p text:style-name="P34">Recorda rexistrar esta tarefa con <text:span text:style-name="T46">ass</text:span><text:span text:style-name="T47">c</text:span><text:span text:style-name="T46">inem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2252242879" text:style-name="L5">
              <text:list-item>
                <text:p text:style-name="P66"><text:span text:style-name="T30">Se realizas </text:span><text:span text:style-name="T27">printf "ola" <text:s/></text:span><text:span text:style-name="T32">no terminal que acontece?(inclúe unha captura)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9481618947" text:continue-numbering="true" text:style-name="L5">
              <text:list-item>
                <text:p text:style-name="P66"><text:span text:style-name="T30">Se realizas </text:span><text:span text:style-name="T27">printf "ola\n" <text:s/></text:span><text:span text:style-name="T32">no terminal que acontece? <text:s/>(inclúe unha captura)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354057738" text:continue-numbering="true" text:style-name="L5">
              <text:list-item>
                <text:p text:style-name="P67">Se queremos mostrar un número en punto flotante cun ancho de 3 e unha precisión de 2 temos que empregar a máscara %3.2f. Por exemplo: <text:span text:style-name="T55">printf "%3.2f</text:span><text:span text:style-name="T58">\</text:span><text:span text:style-name="T55">n" "100,304"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7561597668" text:continue-numbering="true" text:style-name="L5">
              <text:list-item>
                <text:p text:style-name="P68"><text:span text:style-name="T71">No seguinte caso remplaza XXXX polo teu nome </text:span><text:span text:style-name="T58"><text:s/>printf "\n O meu nome é%s \n" "XXXX" , </text:span><text:span text:style-name="T8">explica o comportamento do comando.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Standard">Neste caso o comando printf reemplaza o %s polo que poñemos en “xxxx”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719040931" text:continue-numbering="true" text:style-name="L5">
              <text:list-item>
                <text:p text:style-name="P68"><text:span text:style-name="T71">No seguinte caso remplaza XXXX polo teu nome e YYYY polo teu apelido. E</text:span><text:span text:style-name="T8">xplica o comportamento do comando. </text:span></text:p>
                <text:p text:style-name="P68"><text:span text:style-name="T58">printf "\n O meu nome é %s \n e o meu apelido é %s </text:span><text:span text:style-name="T59">\n</text:span><text:span text:style-name="T58">" “XXXX” “YYYY”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Standard">Neste caso o comando printf reemplaza o %s polo que poñemos en “xxxx” e na segunda ocurrencia polo segundo parametro que lle chamamos YYY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058377318" text:continue-numbering="true" text:style-name="L5">
              <text:list-item>
                <text:p text:style-name="P71">No canto de empregar cadeas estáticas como nos exemplos anteriores podemos usar variables existentes como $HOME (directorio da casa de usuario) <text:s/>e $LOGNAME (nome do usuario. Emprega printf para mostrar esta información pola pantalla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7">printf "\nO directorio %s e o usuario %s \n" $HOME $LOG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9025043524" text:continue-numbering="true" text:style-name="L5">
              <text:list-item>
                <text:p text:style-name="P72">Emprega printf e o carácter especial de tabulacion vertical. Indica o comand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7">printf "SMR\v IES\v Anton\v Losada\v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9583851789" text:continue-numbering="true" text:style-name="L5">
              <text:list-item>
                <text:p text:style-name="P72">Emprega printf e que mostre un carácter ascii en octal. Indica o comand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7">printf "\127 \n" <text:span text:style-name="T72">#Caracter da 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230000284" text:continue-numbering="true" text:style-name="L5">
              <text:list-item>
                <text:p text:style-name="P69"><text:span text:style-name="T32">Emprega printf e que mostre un carácter ascii en </text:span><text:span text:style-name="T35">hexadecimal</text:span><text:span text:style-name="T32">. Indica o comando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28"><text:s/>printf "\0A \n" <text:s/><text:span text:style-name="T72">#Caracter da 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9161160269" text:continue-numbering="true" text:style-name="L5">
              <text:list-item>
                <text:p text:style-name="P72"><text:span text:style-name="T32">Emprega printf e que mostre un carácter </text:span><text:span text:style-name="T31">unicode</text:span><text:span text:style-name="T32">. Indica o comando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0" table:number-columns-spanned="10" office:value-type="string">
            <text:p text:style-name="P53">printf "\u2720 \n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1" table:number-columns-spanned="10" office:value-type="string">
            <text:p text:style-name="P8"><text:span text:style-name="T15"><text:s/></text:span><text:span text:style-name="T22">D</text:span><text:span text:style-name="T16">) </text:span><text:span text:style-name="T17"><text:s/></text:span><text:span text:style-name="T14"><text:s/></text:span><text:span text:style-name="T23">Codificación Unicode.</text:span><text:span text:style-name="T2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3"><text:span text:style-name="T45">B</text:span>usca na wikipedia que é a <text:a xlink:type="simple" xlink:href="https://es.wikipedia.org/wiki/ISO/IEC_8859-1" text:style-name="Internet_20_link" text:visited-style-name="Visited_20_Internet_20_Link">ISO/IEC 8859-1</text:a> e responde as seguintes pregun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9149094541" text:continue-list="list173419161160269" text:style-name="L5">
              <text:list-item text:start-value="1">
                <text:p text:style-name="P60"><text:s/>Cantos bits emprega para codificar os carácteres?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list xml:id="list173418266231687" text:continue-numbering="true" text:style-name="L5">
              <text:list-header>
                <text:p text:style-name="P60">8 bits </text:p>
              </text:list-header>
            </text:list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413059471" text:continue-numbering="true" text:style-name="L5">
              <text:list-item>
                <text:p text:style-name="P60">Cal é o outro nome polo que é coñecida esta codificación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list xml:id="list173418554121157" text:continue-numbering="true" text:style-name="L5">
              <text:list-header>
                <text:p text:style-name="P60">Latin1</text:p>
              </text:list-header>
            </text:list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9005070662" text:continue-numbering="true" text:style-name="L5">
              <text:list-item>
                <text:p text:style-name="P60">Comparte carácteres con ASCII? Cales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3">Si, os 128 primeiros caracteres. 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417001662" text:continue-numbering="true" text:style-name="L5">
              <text:list-item>
                <text:p text:style-name="P60">A <text:a xlink:type="simple" xlink:href="https://es.wikipedia.org/wiki/ISO/IEC_8859-1" text:style-name="Internet_20_link" text:visited-style-name="Visited_20_Internet_20_Link">ISO/IEC 8859-1</text:a> <text:s/>inclúe o símbolo do Euro (€)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3">Non</text:p>
          </table:table-cell>
          <table:covered-table-cell/>
          <table:covered-table-cell/>
        </table:table-row>
        <text:soft-page-break/>
        <table:table-row table:style-name="Table1.24">
          <table:table-cell table:style-name="Table1.A83" table:number-columns-spanned="7" office:value-type="string">
            <text:list xml:id="list173417527376923" text:continue-numbering="true" text:style-name="L5">
              <text:list-item>
                <text:p text:style-name="P60">En que ISO foi incorporado o símbolo € 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3"><text:s/>ISO/IEC 8859-15 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7552225685" text:continue-numbering="true" text:style-name="L5">
              <text:list-item>
                <text:p text:style-name="P61">A I<text:a xlink:type="simple" xlink:href="https://es.wikipedia.org/wiki/ISO/IEC_8859-1" text:style-name="Internet_20_link" text:visited-style-name="Visited_20_Internet_20_Link"><text:span text:style-name="T73">SO/IEC 8859-1</text:span></text:a><text:span text:style-name="T73"> </text:span>que alfabeto emprega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>Latino 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7897200838" text:continue-numbering="true" text:style-name="L5">
              <text:list-item>
                <text:p text:style-name="P70"><text:span text:style-name="T37">A I</text:span><text:a xlink:type="simple" xlink:href="https://es.wikipedia.org/wiki/ISO/IEC_8859-1" text:style-name="Internet_20_link" text:visited-style-name="Visited_20_Internet_20_Link">SO/IEC 8859-1</text:a><text:span text:style-name="T36"> </text:span><text:span text:style-name="T37">permite representar a “ñ” ou “ç”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>Si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061146748" text:continue-numbering="true" text:style-name="L5">
              <text:list-item>
                <text:p text:style-name="P73">Que valor <text:span text:style-name="T31">ten a ñ <text:s/>na I</text:span><text:a xlink:type="simple" xlink:href="https://es.wikipedia.org/wiki/ISO/IEC_8859-1" text:style-name="Internet_20_link" text:visited-style-name="Visited_20_Internet_20_Link">SO/IEC 8859-1</text:a><text:span text:style-name="T36"> <text:s/></text:span><text:span text:style-name="T31">en hexadecimal</text:span><text:span text:style-name="T36"> 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>F1</text:p>
          </table:table-cell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p text:style-name="P54">Nas seguintes preguntas será preciso que empregues o manual de linux para responder as cuestións. Recorda sería: <text:s/><text:span text:style-name="T75">man iso_8859-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423847319" text:continue-numbering="true" text:style-name="L5">
              <text:list-item>
                <text:p text:style-name="P62">Cal é o valor en hexadecimal do símbolo da división? <text:s/>÷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>F7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7823310283" text:continue-numbering="true" text:style-name="L5">
              <text:list-item>
                <text:p text:style-name="P81">Cal é o valor <text:s/>hexadecimal c cedilla? <text:s text:c="2"/>ç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>E7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650610192" text:continue-numbering="true" text:style-name="L5">
              <text:list-item>
                <text:p text:style-name="P81">Cal é o valor <text:s/>hexadecimal de marca rexistrada? <text:s text:c="2"/>®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>AE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261940097" text:continue-numbering="true" text:style-name="L5">
              <text:list-item>
                <text:p text:style-name="P82"><text:s/><text:span text:style-name="T74">Cal é o valor <text:s/>hexadecimal da Libra (pound sign) ? </text:span>£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>A3</text:p>
          </table:table-cell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919169719" text:continue-numbering="true" text:style-name="L5">
              <text:list-header>
                <text:p text:style-name="P85"><text:change-start text:change-id="ct93895661874288"/>Nas seguintes preguntas será preciso que empregues o manual de linux para responder as cuestións. Recorda sería: <text:s/><text:span text:style-name="T75">man iso_8859-15</text:span><text:change-end text:change-id="ct93895661874288"/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9628098431" text:continue-numbering="true" text:style-name="L5">
              <text:list-item>
                <text:p text:style-name="P87">Cal é o valor en hexadecimal do símbolo da división? <text:s/>÷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>F7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360250924" text:continue-numbering="true" text:style-name="L5">
              <text:list-item>
                <text:p text:style-name="P87">Cal é o valor <text:s/>hexadecimal c cedilla? <text:s text:c="2"/>ç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>E7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251030908" text:continue-numbering="true" text:style-name="L5">
              <text:list-item>
                <text:p text:style-name="P87">Cal é o valor <text:s/>hexadecimal de marca rexistrada? <text:s text:c="2"/>®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>AE</text:p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604832424" text:continue-numbering="true" text:style-name="L5">
              <text:list-item>
                <text:p text:style-name="P87">Cal é o valor <text:s/>hexadecimal da Libra (pound sign) ? £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>A3</text:p>
          </table:table-cell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73418515140359" text:continue-numbering="true" text:style-name="L5">
              <text:list-header>
                <text:p text:style-name="P86"><text:span text:style-name="T67">Nas seguintes preguntas <text:s/></text:span><text:span text:style-name="T68">terás que pulsar &lt;&lt;control&gt;&gt;+&lt;&lt;shift&gt;&gt;+&lt;&lt;u&gt;&gt; e logo soltar, despois introduce o código en hexadecimal dos seguintes casos. 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57" table:number-columns-spanned="7" office:value-type="string">
            <text:list xml:id="list173418714642174" text:continue-numbering="true" text:style-name="L5">
              <text:list-header>
                <text:p text:style-name="P88">Recorda rexistrar est<text:span text:style-name="T76">e fragmento da</text:span> tarefa con <text:span text:style-name="T46">ass</text:span><text:span text:style-name="T47">c</text:span><text:span text:style-name="T46">inema</text:span>.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list xml:id="list173418820373866" text:continue-numbering="true" text:style-name="L5">
              <text:list-header>
                <text:p text:style-name="P89">Valor hexadecimal</text:p>
              </text:list-header>
            </text:list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069793708" text:continue-numbering="true" text:style-name="L5">
              <text:list-item>
                <text:p text:style-name="P83"><text:s/><text:span text:style-name="T76">Valor en hexadecimal da <text:s/></text:span><text:span text:style-name="T44">divisió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966809562" text:continue-numbering="true" text:style-name="L5">
              <text:list-item>
                <text:p text:style-name="P83"><text:span text:style-name="T76">Valor en hexadecimal da <text:s/></text:span><text:span text:style-name="T44">c cedill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7752196387" text:continue-numbering="true" text:style-name="L5">
              <text:list-item>
                <text:p text:style-name="P83"><text:span text:style-name="T76">Valor en hexadecimal de </text:span><text:span text:style-name="T44">marca rexistrad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8184175678" text:continue-numbering="true" text:style-name="L5">
              <text:list-item>
                <text:p text:style-name="P83"><text:span text:style-name="T76">Valor en hexadecimal </text:span><text:span text:style-name="T44">da Libra (pound sign)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9597418765" text:continue-numbering="true" text:style-name="L5">
              <text:list-item>
                <text:p text:style-name="P84">Valor en hexadecimal da letra THOR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73419199707879" text:continue-numbering="true" text:style-name="L5">
              <text:list-item>
                <text:p text:style-name="P84">Valor en hexadecimal da letra ETH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44"/>
          </table:table-cell>
          <table:covered-table-cell/>
          <table:covered-table-cell/>
        </table:table-row>
        <table:table-row table:style-name="Table1.24">
          <table:table-cell table:style-name="Table1.A57" table:number-columns-spanned="7" office:value-type="string">
            <text:p text:style-name="P35">Recorda <text:span text:style-name="T61">finalizar a gra</text:span><text:span text:style-name="T69">v</text:span><text:span text:style-name="T61">ación </text:span>con <text:span text:style-name="T46">ass</text:span><text:span text:style-name="T47">c</text:span><text:span text:style-name="T46">inema</text:span>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45">URL: </text:p>
          </table:table-cell>
          <table:covered-table-cell/>
          <table:covered-table-cell/>
        </table:table-row>
        <table:table-row table:style-name="Table1.24">
          <table:table-cell table:style-name="Table1.A4" table:number-columns-spanned="10" office:value-type="string">
            <text:p text:style-name="P7"><text:span text:style-name="T76">E) </text:span>Ascii 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7" table:number-columns-spanned="10" office:value-type="string">
            <text:p text:style-name="P20">Un dos usos máis populares dos caracteres ASCII e a realización de arte. Neste apartado crearas imaxes simples coa ferramenta cowsay. Para instalar a ferramenta tes que introducir no terminal:<text:span text:style-name="T46">sudo apt install cowsa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2647707107" text:style-name="L6">
              <text:list-item>
                <text:p text:style-name="P106"><text:span text:style-name="T2">C</text:span><text:span text:style-name="T3">onsulta o manual da ferramenta cowsay, cal é o comando para a consulta do manual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18"><text:s text:c="2"/><text:span text:style-name="T52">Man cowsay <text:s/></text:span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73418457599064" text:continue-numbering="true" text:style-name="L6">
              <text:list-item>
                <text:p text:style-name="P107"><text:span text:style-name="T3">Logo de revisar o manual agora serás capaz de mudarlle a vaca os ollos e no seu sitio que teña duas @</text:span><text:span text:style-name="T2">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21">Man cowsay -e @@ o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73418062606384" text:continue-numbering="true" text:style-name="L6">
              <text:list-item>
                <text:p text:style-name="P96">Como farías para mudarlle a lingua a vaca e que teña duas XX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7">
          <table:table-cell table:style-name="Table1.A27" table:number-columns-spanned="10" office:value-type="string">
            <text:p text:style-name="P18">cowsay -T XX o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73419246040352" text:continue-numbering="true" text:style-name="L6">
              <text:list-item>
                <text:p text:style-name="P96">Como farías para saber que outras imaxes dispón o comando, é decir o listado de imaxes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19">cowsay -<text:span text:style-name="T52">l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73417634653030" text:continue-numbering="true" text:style-name="L6">
              <text:list-item>
                <text:p text:style-name="P97">Como farías para mostrar un pavo que diga “Ola”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22">cowsay -f turkey o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73418754727278" text:continue-numbering="true" text:style-name="L6">
              <text:list-item>
                <text:p text:style-name="P108"><text:span text:style-name="T4">Realiza unha secuencia de viñetas que conte unha breve historia. </text:span><text:span text:style-name="T5">Achega aquí o resultado desa secuencia.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1</meta:editing-cycles>
    <meta:creation-date>2019-11-09T13:25:03.151138236</meta:creation-date>
    <meta:editing-duration>PT19H25M6S</meta:editing-duration>
    <meta:generator>LibreOffice/6.4.7.2$Linux_X86_64 LibreOffice_project/40$Build-2</meta:generator>
    <dc:subject>Práctica 0 - Entrega Material</dc:subject>
    <dc:title>Taller - MME</dc:title>
    <dc:date>2022-10-22T17:34:17.284453857</dc:date>
    <dc:creator>belay </dc:creator>
    <meta:document-statistic meta:table-count="2" meta:image-count="2" meta:object-count="0" meta:page-count="4" meta:paragraph-count="179" meta:word-count="1531" meta:character-count="8840" meta:non-whitespace-character-count="73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